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09164a" officeooo:paragraph-rsid="0009164a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paragraph-rsid="0009164a"/>
    </style:style>
    <style:style style:name="P3" style:family="paragraph" style:parent-style-name="Standard">
      <style:text-properties style:font-name="Liberation Serif" officeooo:paragraph-rsid="0009164a"/>
    </style:style>
    <style:style style:name="T1" style:family="text">
      <style:text-properties officeooo:rsid="0009164a"/>
    </style:style>
    <style:style style:name="T2" style:family="text">
      <style:text-properties fo:font-size="12pt"/>
    </style:style>
    <style:style style:name="T3" style:family="text">
      <style:text-properties fo:font-size="12pt" officeooo:rsid="0009164a"/>
    </style:style>
    <style:style style:name="T4" style:family="text">
      <style:text-properties fo:font-size="12pt" officeooo:rsid="00098a8d"/>
    </style:style>
    <style:style style:name="T5" style:family="text">
      <style:text-properties officeooo:rsid="00098a8d"/>
    </style:style>
    <style:style style:name="T6" style:family="text">
      <style:text-properties officeooo:rsid="000ac4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Hélio Nogueira Cardoso<text:line-break/><text:span text:style-name="T6">N°USP: 10310227</text:span></text:p>
      <text:p text:style-name="P1"/>
      <text:p text:style-name="P3"><text:span text:style-name="T6">1. </text:span><text:span text:style-name="T1"><text:s/></text:span><text:span text:style-name="T5">E</text:span><text:span text:style-name="T2">xpli</text:span><text:span text:style-name="T4">car</text:span><text:span text:style-name="T2">, diferenci</text:span><text:span text:style-name="T4">ar</text:span><text:span text:style-name="T2"> e exemplifi</text:span><text:span text:style-name="T4">car</text:span><text:span text:style-name="T2"> os funcionamentos de ambos segmentos de mem</text:span><text:span text:style-name="T4">ó</text:span><text:span text:style-name="T2">ria Stack e Heap.</text:span></text:p>
      <text:p text:style-name="P2"><text:span text:style-name="T1">* </text:span><text:span text:style-name="T2">Quais as principais diferen ̧cas entre Stack e Heap?</text:span></text:p>
      <text:p text:style-name="P2"><text:span text:style-name="T2">* Como </text:span><text:span text:style-name="T3">é</text:span><text:span text:style-name="T2"> organizado o armazenamento na Stack? O armazenamento na Heap </text:span><text:span text:style-name="T3">é</text:span><text:span text:style-name="T2"> feito da mesma forma?</text:span></text:p>
      <text:p text:style-name="P2"><text:span text:style-name="T2">* As duas segmenta</text:span><text:span text:style-name="T3">çõ</text:span><text:span text:style-name="T2">es da mem</text:span><text:span text:style-name="T3">ó</text:span><text:span text:style-name="T2">ria diferem muito em tamanho (ou capacidade de armazenamento)?</text:span></text:p>
      <text:p text:style-name="P2"><text:span text:style-name="T2">* Em que situa</text:span><text:span text:style-name="T3">çõ</text:span><text:span text:style-name="T2">es </text:span><text:span text:style-name="T3">é</text:span><text:span text:style-name="T2"> aconselh</text:span><text:span text:style-name="T3">á</text:span><text:span text:style-name="T2">vel que utilizemos a mem</text:span><text:span text:style-name="T3">ó</text:span><text:span text:style-name="T2">ria Stack? E a mem</text:span><text:span text:style-name="T3">ó</text:span><text:span text:style-name="T2">ria Heap?</text:span></text:p>
      <text:p text:style-name="P2"><text:span text:style-name="T2">* Existem preju</text:span><text:span text:style-name="T3">í</text:span><text:span text:style-name="T2">zos em abusar da mem</text:span><text:span text:style-name="T3">ó</text:span><text:span text:style-name="T2">ria Stack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7T10:17:57.734287176</meta:creation-date>
    <dc:date>2021-06-18T00:49:43.247552318</dc:date>
    <meta:editing-duration>PT11M25S</meta:editing-duration>
    <meta:editing-cycles>2</meta:editing-cycles>
    <meta:generator>LibreOffice/7.1.3.2$Linux_X86_64 LibreOffice_project/10$Build-2</meta:generator>
    <meta:document-statistic meta:table-count="0" meta:image-count="0" meta:object-count="0" meta:page-count="1" meta:paragraph-count="7" meta:word-count="86" meta:character-count="516" meta:non-whitespace-character-count="437"/>
  </office:meta>
</office:document-meta>
</file>